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3301" officeooo:paragraph-rsid="00073301"/>
    </style:style>
    <style:style style:name="P2" style:family="paragraph" style:parent-style-name="Standard">
      <style:paragraph-properties fo:text-align="start" style:justify-single-word="false"/>
      <style:text-properties officeooo:rsid="00073301" officeooo:paragraph-rsid="00073301"/>
    </style:style>
    <style:style style:name="T1" style:family="text">
      <style:text-properties officeooo:rsid="000811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quette « Fish <text:span text:style-name="T1">&amp; </text:span>Chips » </text:p>
      <text:p text:style-name="P1"/>
      <text:p text:style-name="P1"/>
      <text:p text:style-name="P2"/>
      <text:p text:style-name="P2">Exercice pour apprendre à utiliser les propriétés « float » et « position » en C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1:24:27.391000000</meta:creation-date>
    <dc:date>2018-03-26T21:32:54.862000000</dc:date>
    <meta:editing-duration>PT6M45S</meta:editing-duration>
    <meta:editing-cycles>2</meta:editing-cycles>
    <meta:generator>LibreOffice/5.1.5.2$Windows_X86_64 LibreOffice_project/7a864d8825610a8c07cfc3bc01dd4fce6a9447e5</meta:generator>
    <meta:document-statistic meta:table-count="0" meta:image-count="0" meta:object-count="0" meta:page-count="1" meta:paragraph-count="2" meta:word-count="22" meta:character-count="109" meta:non-whitespace-character-count="88"/>
  </office:meta>
</office:document-meta>
</file>